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330" officeooo:paragraph-rsid="00176330"/>
    </style:style>
    <style:style style:name="P2" style:family="paragraph" style:parent-style-name="Standard">
      <style:text-properties officeooo:rsid="00184644" officeooo:paragraph-rsid="001846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O ENDES</text:p>
      <text:p text:style-name="P2">elen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17:31:17.143000000</meta:creation-date>
    <dc:date>2024-05-06T16:03:38.357000000</dc:date>
    <meta:editing-duration>PT25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" meta:word-count="3" meta:character-count="18" meta:non-whitespace-character-count="17"/>
  </office:meta>
</office:document-meta>
</file>